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rayTypeImpl.get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rrayTypeImpl.ArrayTypeImpl( Type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TypeImpl.getDelegat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